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8">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9">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11">
      <style:paragraph-properties fo:margin-left="0.5in" fo:margin-right="0in" fo:text-indent="-0.25in" style:auto-text-indent="false"/>
    </style:style>
    <style:style style:name="P13" style:family="paragraph" style:parent-style-name="Standard" style:list-style-name="WWNum6">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2">
      <style:paragraph-properties fo:margin-left="1in" fo:margin-right="0in" fo:text-indent="-0.25in" style:auto-text-indent="false"/>
    </style:style>
    <style:style style:name="P16" style:family="paragraph" style:parent-style-name="Standard" style:list-style-name="WWNum1">
      <style:paragraph-properties fo:margin-left="1in" fo:margin-right="0in" fo:text-indent="-0.25in" style:auto-text-indent="false"/>
    </style:style>
    <style:style style:name="P17" style:family="paragraph" style:parent-style-name="Standard" style:list-style-name="WWNum10">
      <style:paragraph-properties fo:margin-left="1in" fo:margin-right="0in" fo:text-indent="-0.25in" style:auto-text-indent="false"/>
    </style:style>
    <style:style style:name="P18" style:family="paragraph" style:parent-style-name="Standard" style:master-page-name="Standard">
      <style:paragraph-properties fo:orphans="0" fo:widows="0" style:page-number="1"/>
    </style:style>
    <style:style style:name="P1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ff00ff" style:text-line-through-style="solid" style:text-line-through-type="single"/>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4a86e8" style:text-line-through-style="solid" style:text-line-through-type="single"/>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style:text-underline-style="none"/>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47731536" text:id="ct47731536">
          <text:insertion>
            <office:change-info>
              <dc:creator>RTheren</dc:creator>
              <dc:date>2019-06-04T18:33:40</dc:date>
            </office:change-info>
          </text:insertion>
        </text:changed-region>
        <text:changed-region xml:id="ct47575264" text:id="ct47575264">
          <text:insertion>
            <office:change-info>
              <dc:creator>RTheren</dc:creator>
              <dc:date>2019-06-04T18:36:02</dc:date>
            </office:change-info>
          </text:insertion>
        </text:changed-region>
        <text:changed-region xml:id="ct47231584" text:id="ct47231584">
          <text:insertion>
            <office:change-info>
              <dc:creator>RTheren</dc:creator>
              <dc:date>2019-06-04T18:41: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LGCWDW <text:s/>- </text:span><text:span text:style-name="T2">????????? <text:s text:c="2"/></text:span></text:p>
      <text:p text:style-name="P1"><text:span text:style-name="T7">Colour key - </text:span><text:span text:style-name="T8">Venn</text:span><text:span text:style-name="T7"> </text:span><text:span text:style-name="T12">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00" text:visited-style-name="ListLabel_20_100"><text:span text:style-name="T16">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100" text:visited-style-name="ListLabel_20_100"><text:span text:style-name="T16">https://meet.jit.si/pedro9000#config.disableAP=true&amp;config.disableAEC=true&amp;config.disableAGC=true</text:span></text:a></text:p>
      <text:p text:style-name="P2"/>
      <text:p text:style-name="P1"><draw:rect text:anchor-type="as-char" style:rel-width="100%" draw:z-index="0" draw:style-name="gr1" draw:text-style-name="P19"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9" svg:width="0.0012in" svg:height="0.0213in"><text:p/></draw:rect></text:p>
      <text:p text:style-name="P1"><text:span text:style-name="T4">Patreons:</text:span><text:span text:style-name="T18"> Post story suggestions </text:span><text:span text:style-name="T19">HAR</text:span><text:span text:style-name="T20">!</text:span></text:p>
      <text:p text:style-name="P1">1.<text:change-start text:change-id="ct47731536"/> <text:s/>Linux: Spetsnaz Edition (RTheren):<text:line-break/><text:tab/><text:a xlink:type="simple" xlink:href="https://securityaffairs.co/wordpress/86407/security/astra-linux-russia-army.html" text:style-name="ListLabel_20_101" text:visited-style-name="ListLabel_20_101">https://securityaffairs.co/wordpress/86407/security/astra-linux-russia-army.html</text:a></text:p>
      <text:p text:style-name="P1"><text:tab/>Russian army is replacing Windows with their secure Astra Linux: https://astralinux.ru/<text:change-end text:change-id="ct47731536"/></text:p>
      <text:p text:style-name="P1">2.<text:change-start text:change-id="ct47575264"/> <text:s/>Penguin vs. Wasp (RTheren):<text:line-break/><text:tab/>https://www.intezer.com/blog-hiddenwasp-malware-targeting-linux-systems/<text:change-end text:change-id="ct47575264"/></text:p>
      <text:p text:style-name="P1">3.<text:change-start text:change-id="ct47231584"/> <text:s/>Linux Mint May update (RTheren):<text:line-break/><text:tab/>https://blog.linuxmint.com/?p=3751 <text:change-end text:change-id="ct47231584"/></text:p>
      <text:p text:style-name="P1"><text:soft-page-break/>4.</text:p>
      <text:p text:style-name="P1">5.</text:p>
      <text:p text:style-name="P1"/>
      <text:p text:style-name="P1"><draw:rect text:anchor-type="as-char" style:rel-width="100%" draw:z-index="2" draw:style-name="gr1" draw:text-style-name="P19" svg:width="0.0012in" svg:height="0.0213in"><text:p/></draw:rect></text:p>
      <text:p text:style-name="Standard"><text:span text:style-name="T2">Rundown: You know the drill </text:span></text:p>
      <text:p text:style-name="Standard"/>
      <text:p text:style-name="Standard"/>
      <text:p text:style-name="P3"/>
      <text:p text:style-name="P1"><draw:rect text:anchor-type="as-char" style:rel-width="100%" draw:z-index="3" draw:style-name="gr1" draw:text-style-name="P19" svg:width="0.0012in" svg:height="0.0213in"><text:p/></draw:rect></text:p>
      <text:p text:style-name="P1"><text:span text:style-name="T7">What we’re up to :</text:span></text:p>
      <text:p text:style-name="P1"><text:span text:style-name="T7">V - Was forced to RTFM. </text:span></text:p>
      <text:p text:style-name="P1"><text:span text:style-name="T7">J - <text:s/>Done with teaching animation class this semester and out for Summer break, and have been having fun finishing my pink broadcasting rig, and counting penguins . . .</text:span></text:p>
      <text:p text:style-name="P1"><text:span text:style-name="T7">P - </text:span></text:p>
      <text:p text:style-name="Standard"><draw:rect text:anchor-type="as-char" style:rel-width="100%" draw:z-index="4" draw:style-name="gr1" draw:text-style-name="P19" svg:width="0.0012in" svg:height="0.0213in"><text:p/></draw:rect></text:p>
      <text:p text:style-name="Standard">News</text:p>
      <text:p text:style-name="Standard"/>
      <text:p text:style-name="Standard"><text:span text:style-name="T9">New Linux laptops from DELL</text:span></text:p>
      <text:p text:style-name="Standard"><text:a xlink:type="simple" xlink:href="https://bartongeorge.io/2019/05/29/ladies-and-gentlemen-introducing-the-dell-precision-5540-7540-and-7540-developer-editions/" text:style-name="ListLabel_20_102" text:visited-style-name="ListLabel_20_102"><text:span text:style-name="T17">https://bartongeorge.io/2019/05/29/ladies-and-gentlemen-introducing-the-dell-precision-5540-7540-and-7540-developer-editions/</text:span></text:a></text:p>
      <text:list xml:id="list1790405750" text:style-name="WWNum3">
        <text:list-item>
          <text:p text:style-name="P4"><text:span text:style-name="T9">The next in the line of Dell's Ubuntu-based Precision mobile workstations.</text:span></text:p>
        </text:list-item>
        <text:list-item>
          <text:p text:style-name="P4"><text:span text:style-name="T5">Honestly been very impressed with the starting price points of these, ranging from $1,100-$1,400, depending on the model.</text:span></text:p>
        </text:list-item>
        <text:list-item>
          <text:p text:style-name="P4"><text:span text:style-name="T5">The entry level Dell Precision 3540 released May 1st, starts at just over $700. <text:s/>I find it amazing that you get a Precision laptop for under $1000 to start.</text:span></text:p>
        </text:list-item>
        <text:list-item>
          <text:p text:style-name="P4"><text:soft-page-break/><text:span text:style-name="T13">I’d like to see some Ryzens!</text:span></text:p>
        </text:list-item>
      </text:list>
      <text:p text:style-name="Standard"/>
      <text:p text:style-name="Standard"><text:span text:style-name="T12">Chrome ad blocking update</text:span></text:p>
      <text:p text:style-name="Standard"><text:a xlink:type="simple" xlink:href="https://github.com/uBlockOrigin/uBlock-issues/issues/338#issuecomment-496009417" text:style-name="ListLabel_20_102" text:visited-style-name="ListLabel_20_102"><text:span text:style-name="T17">https://github.com/uBlockOrigin/uBlock-issues/issues/338#issuecomment-496009417</text:span></text:a></text:p>
      <text:list xml:id="list2738915622" text:style-name="WWNum8">
        <text:list-item>
          <text:p text:style-name="P5"><text:span text:style-name="T9">Chrome won market share by providing a better product. </text:span></text:p>
        </text:list-item>
        <text:list-item>
          <text:p text:style-name="P5"><text:span text:style-name="T9">That share can be lost just a quickly, ask Microsoft.</text:span></text:p>
        </text:list-item>
        <text:list-item>
          <text:p text:style-name="P5"><text:span text:style-name="T13">Changing the way ad blockers work, as in instead of allowing them to block a connection to an ad server before it even loads it’s now going to need rules about what gets displayed, means crappy ads are going to make performance even worse for some sites.</text:span></text:p>
        </text:list-item>
        <text:list-item>
          <text:p text:style-name="P5"><text:span text:style-name="T13">Not to mention the fact that Chrome has a bit of a rule limit problem.</text:span></text:p>
        </text:list-item>
        <text:list-item>
          <text:p text:style-name="P5"><text:span text:style-name="T5">Yeh, I am so happy there is another option, Firefox.</text:span></text:p>
        </text:list-item>
      </text:list>
      <text:p text:style-name="Standard"/>
      <text:p text:style-name="Standard"><text:span text:style-name="T3">Krita 4.2</text:span></text:p>
      <text:p text:style-name="Standard"><text:a xlink:type="simple" xlink:href="https://krita.org/en/krita-4-2-release-notes/#" text:style-name="ListLabel_20_102" text:visited-style-name="ListLabel_20_102"><text:span text:style-name="T17">https://krita.org/en/krita-4-2-release-notes/#</text:span></text:a></text:p>
      <text:list xml:id="list3573135995" text:style-name="WWNum2">
        <text:list-item>
          <text:p text:style-name="P6"><text:span text:style-name="T13">Krita is one of those really neat bits of software I wish would get a bit more adoption and, in turn, more funding.</text:span></text:p>
        </text:list-item>
        <text:list-item>
          <text:p text:style-name="P6"><text:span text:style-name="T5">One of my favorite open source digital painting applications Krita has just released version 4.2 after almost a year of development! <text:s/>Over 1500 bugs have been fixed for better stability, and there are lots of new features.</text:span></text:p>
          <text:list>
            <text:list-item>
              <text:p text:style-name="P15"><text:span text:style-name="T5">The color palette docker has been rewritten. <text:s/>It is much more flexible and you can reorder swatches via drag and drop, you can group swatches as well, and you can change the number of columns and rows in the color palette.</text:span></text:p>
            </text:list-item>
            <text:list-item>
              <text:p text:style-name="P15"><text:span text:style-name="T5">Supports GIMP color palettes as well that can be imported.</text:span></text:p>
            </text:list-item>
            <text:list-item>
              <text:p text:style-name="P15"><text:span text:style-name="T5">A new animation python API has been created.</text:span></text:p>
            </text:list-item>
            <text:list-item>
              <text:p text:style-name="P15"><text:span text:style-name="T5">There are two new animation plugins, one for loading a video for reference and importing frames to your document and the other for managing sprite sheets for game developers.</text:span></text:p>
            </text:list-item>
            <text:list-item>
              <text:p text:style-name="P15"><text:span text:style-name="T5">Much faster drawing with procedural brushes.</text:span></text:p>
            </text:list-item>
            <text:list-item>
              <text:p text:style-name="P15"><text:span text:style-name="T5">50% increase in speed of drawing because Krita is now utilizing multi core CPU processing.</text:span></text:p>
            </text:list-item>
          </text:list>
        </text:list-item>
      </text:list>
      <text:p text:style-name="Standard"/>
      <text:p text:style-name="Standard"><text:soft-page-break/><text:span text:style-name="T12">Profiling GNOME shell </text:span></text:p>
      <text:p text:style-name="Standard"><text:a xlink:type="simple" xlink:href="https://feaneron.com/2019/05/31/profiling-gnome-shell/" text:style-name="ListLabel_20_102" text:visited-style-name="ListLabel_20_102"><text:span text:style-name="T17">https://feaneron.com/2019/05/31/profiling-gnome-shell/</text:span></text:a></text:p>
      <text:list xml:id="list973839187" text:style-name="WWNum5">
        <text:list-item>
          <text:p text:style-name="P7"><text:span text:style-name="T13">Better performance and the ability to profile is essential for developing a DE that stays out of your way.</text:span></text:p>
        </text:list-item>
        <text:list-item>
          <text:p text:style-name="P7"><text:span text:style-name="T13">If people are noticing your DE and its quirks, you’ve failed.</text:span></text:p>
        </text:list-item>
        <text:list-item>
          <text:p text:style-name="P7"><text:span text:style-name="T13">And you really don’t want the average user to have to worry about profiling tools.</text:span></text:p>
        </text:list-item>
        <text:list-item>
          <text:p text:style-name="P7"><text:span text:style-name="T13">Honestly, I’m just glad GNOME is doing something about the god-awful performance it had since 3.0.</text:span></text:p>
        </text:list-item>
        <text:list-item>
          <text:p text:style-name="P7"><text:span text:style-name="T5">Showing the community how Sysprof is being implemented to debug, benchmark and test the speed in GNOME development will help tremendously in enabling code to improve GNOME.</text:span></text:p>
        </text:list-item>
      </text:list>
      <text:p text:style-name="Standard"/>
      <text:p text:style-name="Standard"><text:span text:style-name="T9">Hidden Wasp</text:span> (RTheren)</text:p>
      <text:p text:style-name="Standard"><text:a xlink:type="simple" xlink:href="https://www.intezer.com/blog-hiddenwasp-malware-targeting-linux-systems/" text:style-name="ListLabel_20_102" text:visited-style-name="ListLabel_20_102"><text:span text:style-name="T17">https://www.intezer.com/blog-hiddenwasp-malware-targeting-linux-systems/</text:span></text:a></text:p>
      <text:list xml:id="list3479976675" text:style-name="WWNum4">
        <text:list-item>
          <text:p text:style-name="P8"><text:span text:style-name="T9">Check if your system is infected, you can search for “ld.so” files — if any of the files do not contain the string ‘/etc/ld.so.preload’, your system may be compromised.</text:span></text:p>
        </text:list-item>
        <text:list-item>
          <text:p text:style-name="P8"><text:span text:style-name="T9">The malware is still active and has a zero-detection rate in all major anti-virus systems.</text:span></text:p>
        </text:list-item>
        <text:list-item>
          <text:p text:style-name="P8"><text:span text:style-name="T9">Contains code from Mirai and the Azazel rootkit. </text:span></text:p>
        </text:list-item>
        <text:list-item>
          <text:p text:style-name="P8"><text:span text:style-name="T9">The big question is how does it get on the target system?</text:span></text:p>
        </text:list-item>
        <text:list-item>
          <text:p text:style-name="P8"><text:span text:style-name="T13">That’s the question all these articles coming out fail to answer or even pose.</text:span></text:p>
        </text:list-item>
        <text:list-item>
          <text:p text:style-name="P8"><text:span text:style-name="T13">Most of them don’t even acknowledge that is a stage 2 malware.</text:span></text:p>
        </text:list-item>
        <text:list-item>
          <text:p text:style-name="P8"><text:span text:style-name="T13">It only gets installed AFTER the system was compromised.</text:span></text:p>
        </text:list-item>
        <text:list-item>
          <text:p text:style-name="P8"><text:span text:style-name="T13">But that’s not good shock value, when you can have “New Linux Malware Found - Escapes detection from all known anti-viruses!!1!”</text:span></text:p>
        </text:list-item>
      </text:list>
      <text:p text:style-name="Standard"/>
      <text:p text:style-name="Standard"><text:span text:style-name="T12">Shuttleworth talks business</text:span></text:p>
      <text:p text:style-name="Standard"><text:a xlink:type="simple" xlink:href="https://www.cbronline.com/interview/mark-shuttleworth-interview" text:style-name="ListLabel_20_102" text:visited-style-name="ListLabel_20_102"><text:span text:style-name="T17">https://www.cbronline.com/interview/mark-shuttleworth-interview</text:span></text:a></text:p>
      <text:list xml:id="list3647059982" text:style-name="WWNum1">
        <text:list-item>
          <text:p text:style-name="P9"><text:soft-page-break/><text:span text:style-name="T5">Mark Shuttleworth:</text:span></text:p>
          <text:list>
            <text:list-item>
              <text:p text:style-name="P16">"Lots of businesses that are longstanding VMware and Red Hat customers are now signing up with Canonical for a new projects. They’re not doing a rip and replace. They’re not throwing the other guys out. They’re just essentially preserving that at this stage, while growing a new Ubuntu estate."</text:p>
            </text:list-item>
          </text:list>
        </text:list-item>
        <text:list-item>
          <text:p text:style-name="P9"><text:span text:style-name="T9">Don’t talk smack about Slowaris. </text:span></text:p>
        </text:list-item>
        <text:list-item>
          <text:p text:style-name="P9"><text:span text:style-name="T9">Want to know why some people in IT still long for the days of Solaris?</text:span></text:p>
        </text:list-item>
        <text:list-item>
          <text:p text:style-name="P9"><text:span text:style-name="T9">Because it worked, (still does) period. </text:span></text:p>
        </text:list-item>
        <text:list-item>
          <text:p text:style-name="P9"><text:span text:style-name="T9">It’s called Enterprise Mr. Shuttleworth, a realm where the mention of clouds or moving fast and breaking things will get you busted down to helpdesk. </text:span></text:p>
        </text:list-item>
        <text:list-item>
          <text:p text:style-name="P9"><text:span text:style-name="T9">Red Hat, Oracle, and IBM have that business on lock. </text:span></text:p>
        </text:list-item>
        <text:list-item>
          <text:p text:style-name="P9"><text:span text:style-name="T9">Not a fan of apple and wrench comparisons. </text:span></text:p>
        </text:list-item>
        <text:list-item>
          <text:p text:style-name="P9"><text:span text:style-name="T13">He talks about how they publish a lot of open sauce, but nothing about contributing back directly to the projects holding Canonical’s offerings aloft.</text:span></text:p>
        </text:list-item>
        <text:list-item>
          <text:p text:style-name="P9"><text:span text:style-name="T13">That’s important too!</text:span></text:p>
        </text:list-item>
      </text:list>
      <text:p text:style-name="Standard"/>
      <text:p text:style-name="Standard"><text:span text:style-name="T9">Best time for Linux desktop </text:span></text:p>
      <text:p text:style-name="Standard"><text:a xlink:type="simple" xlink:href="https://www.zdnet.com/article/the-linux-desktops-last-best-shot/" text:style-name="ListLabel_20_102" text:visited-style-name="ListLabel_20_102"><text:span text:style-name="T17">https://www.zdnet.com/article/the-linux-desktops-last-best-shot/</text:span></text:a></text:p>
      <text:list xml:id="list2187032994" text:style-name="WWNum9">
        <text:list-item>
          <text:p text:style-name="P10"><text:span text:style-name="T9">Linux has been a perfectly serviceable desktop for well over two decades. </text:span></text:p>
        </text:list-item>
        <text:list-item>
          <text:p text:style-name="P10"><text:span text:style-name="T9">It’s 2019, the battle for the Desktop ™ is only being fought by a select few online. </text:span></text:p>
        </text:list-item>
        <text:list-item>
          <text:p text:style-name="P10"><text:span text:style-name="T9">If you didn’t noticed, Desktop ™ as a whole, lost.</text:span></text:p>
        </text:list-item>
        <text:list-item>
          <text:p text:style-name="P10"><text:span text:style-name="T5">And with all the bug fixes and performance improvements with Gnome, it’s ready for prime time.</text:span></text:p>
        </text:list-item>
        <text:list-item>
          <text:p text:style-name="P10"><text:span text:style-name="T5">Microsoft has been releasing versions of their Windows desktop for years that have never been ready for prime time.</text:span></text:p>
        </text:list-item>
        <text:list-item>
          <text:p text:style-name="P10"><text:span text:style-name="T5">Linux desktop managers are far more stable than what Microsoft has to offer.</text:span></text:p>
        </text:list-item>
        <text:list-item>
          <text:p text:style-name="P10"><text:span text:style-name="T5">Been using xfce, Fluxbox, Window Maker for years without a hitch, and Gnome, Mate, Cinnamon and Budgie are running beautifully as well.</text:span></text:p>
        </text:list-item>
        <text:list-item>
          <text:p text:style-name="P10"><text:span text:style-name="T15">We talked about Linux Mint earlier,</text:span><text:span text:style-name="T13"> if they focused on actually being the most Windows-like distro they’d have a purpose.</text:span></text:p>
        </text:list-item>
        <text:list-item>
          <text:p text:style-name="P10"><text:soft-page-break/><text:span text:style-name="T13">People didn’t like the shift from 7 to 8 and 10 hasn’t really done a good job to convince some diehards that it’s time to change.</text:span></text:p>
        </text:list-item>
        <text:list-item>
          <text:p text:style-name="P10"><text:span text:style-name="T13">Honestly, if you like the Windows 7 desktop “paradigm” Cinnamon is a very good choice, as are KDE and Budgie.</text:span></text:p>
        </text:list-item>
        <text:list-item>
          <text:p text:style-name="P10"><text:span text:style-name="T13">Honestly, if Ubuntu Budgie dropped the MacOS look alike thing it currently does, and set a more Windows-y layout, I’d start telling people who ask about Linux to use that.</text:span></text:p>
        </text:list-item>
      </text:list>
      <text:p text:style-name="Standard"/>
      <text:p text:style-name="Standard"><text:span text:style-name="T3">A case for Mint</text:span></text:p>
      <text:p text:style-name="Standard"><text:a xlink:type="simple" xlink:href="https://www.techrepublic.com/article/scientific-linux-and-antergos-are-shutting-down-its-time-for-linux-mint-to-go/" text:style-name="ListLabel_20_102" text:visited-style-name="ListLabel_20_102"><text:span text:style-name="T17">https://www.techrepublic.com/article/scientific-linux-and-antergos-are-shutting-down-its-time-for-linux-mint-to-go/</text:span></text:a></text:p>
      <text:list xml:id="list2731421378" text:style-name="WWNum10">
        <text:list-item>
          <text:p text:style-name="P11"><text:span text:style-name="T5">James Sanders of TechRepublic says that </text:span>“Cinnamon makes more sense as a distribution-agnostic package.”<text:span text:style-name="T5"> <text:s/>He also states: </text:span>“Persisting in maintaining Linux Mint as a platform to showcase Cinnamon makes no sense, when the labor of maintaining a distribution is handled—better—by Ubuntu, Fedora, SuSE, and Arch, among a select few others.”</text:p>
          <text:list>
            <text:list-item>
              <text:p text:style-name="P17"><text:span text:style-name="T5">I disagree and agree at the same time.</text:span></text:p>
            </text:list-item>
            <text:list-item>
              <text:p text:style-name="P17"><text:span text:style-name="T5">I don’t think a Linux distribution needs to be deprecated because it created a unique desktop manager, such as Solus with the Budgie desktop, Ubuntu Mate with the Mate desktop, and elementary OS’s Pantheon desktop.</text:span></text:p>
            </text:list-item>
            <text:list-item>
              <text:p text:style-name="P17"><text:span text:style-name="T5">But, I do understand that it would make it easier for the devs and Clem to just focus on Cinnamon and it’s implementation in other distros.</text:span></text:p>
            </text:list-item>
            <text:list-item>
              <text:p text:style-name="P17"><text:span text:style-name="T5">The Linux Mint installer is still one of the fastest out there!</text:span></text:p>
            </text:list-item>
            <text:list-item>
              <text:p text:style-name="P17"><text:span text:style-name="T5">The Cinnamon desktop has an easy to use Windows like interface, and Linux Mint is one of the distros that I recommend new users to Linux use.</text:span></text:p>
            </text:list-item>
            <text:list-item>
              <text:p text:style-name="P17"><text:span text:style-name="T5">It ranks 3rd at Distrowatch, may not be accurate, but still very telling.</text:span></text:p>
            </text:list-item>
          </text:list>
        </text:list-item>
        <text:list-item>
          <text:p text:style-name="P11"><text:span text:style-name="T13">Regardless of what I think about this article, the fact of the matter is nowadays Linux Mint has nothing really going for it.</text:span></text:p>
        </text:list-item>
        <text:list-item>
          <text:p text:style-name="P11"><text:span text:style-name="T13">Not to mention the security issues they ran into in the not too distant past.</text:span></text:p>
        </text:list-item>
        <text:list-item>
          <text:p text:style-name="P11"><text:span text:style-name="T13">Honestly, if there was a way for the team to make themselves a distro that is significantly different to Ubuntu, I’d love to see them go down that avenue.</text:span></text:p>
        </text:list-item>
        <text:list-item>
          <text:p text:style-name="P11"><text:span text:style-name="T13">But as it is, there’s not much Mint brings to the table.</text:span></text:p>
        </text:list-item>
        <text:list-item>
          <text:p text:style-name="P11"><text:span text:style-name="T9">Back in 2006 Mint was the new hotness and like all things hotness fades. </text:span></text:p>
        </text:list-item>
        <text:list-item>
          <text:p text:style-name="P11"><text:span text:style-name="T9">It made a name shipping Flash and media CODECS OOTB. <text:s/></text:span></text:p>
        </text:list-item>
        <text:list-item>
          <text:p text:style-name="P11"><text:span text:style-name="T9">Cinnamon is a neat desktop be it infireror to XFCE and Mate for that matter. </text:span></text:p>
        </text:list-item>
        <text:list-item>
          <text:p text:style-name="P11"><text:span text:style-name="T9">Don’t write them off just yet since the team received a </text:span><text:a xlink:type="simple" xlink:href="https://blog.linuxmint.com/?p=3751" text:style-name="ListLabel_20_102" text:visited-style-name="ListLabel_20_102"><text:span text:style-name="T17">total of $24,149 in donations</text:span></text:a><text:span text:style-name="T9"> last month, their biggest ever. </text:span></text:p>
        </text:list-item>
        <text:list-item>
          <text:p text:style-name="P11"><text:soft-page-break/><text:span text:style-name="T9">Speaking of...</text:span></text:p>
        </text:list-item>
      </text:list>
      <text:p text:style-name="Standard"><draw:rect text:anchor-type="as-char" style:rel-width="100%" draw:z-index="5" draw:style-name="gr1" draw:text-style-name="P19" svg:width="0.0012in" svg:height="0.0213in"><text:p/></draw:rect></text:p>
      <text:p text:style-name="Standard">Plugs</text:p>
      <text:p text:style-name="Standard"/>
      <text:p text:style-name="Standard">LWDW merch. </text:p>
      <text:p text:style-name="Standard"/>
      <text:p text:style-name="Standard">Big thanks to each end everyone of you who take the time to retoot LWDw on social media. </text:p>
      <text:p text:style-name="Standard"><draw:rect text:anchor-type="as-char" style:rel-width="100%" draw:z-index="6" draw:style-name="gr1" draw:text-style-name="P19" svg:width="0.0012in" svg:height="0.0213in"><text:p/></draw:rect></text:p>
      <text:p text:style-name="Standard">Slice of Pi</text:p>
      <text:p text:style-name="Standard"/>
      <text:p text:style-name="Standard"><text:span text:style-name="T3">Penguin watch</text:span></text:p>
      <text:p text:style-name="Standard"><text:a xlink:type="simple" xlink:href="https://www.raspberrypi.org/blog/penguin-watch/" text:style-name="ListLabel_20_102" text:visited-style-name="ListLabel_20_102"><text:span text:style-name="T17">https://www.raspberrypi.org/blog/penguin-watch/</text:span></text:a></text:p>
      <text:list xml:id="list152628278" text:style-name="WWNum11">
        <text:list-item>
          <text:p text:style-name="P12"><text:span text:style-name="T5">You can help save penguins lives by counting penguins for Penguin Watch! <text:s/>Penguin Watch is now working with the World Wildlife Fund (WWF) and British Antarctic Survey (BAS).</text:span></text:p>
        </text:list-item>
        <text:list-item>
          <text:p text:style-name="P12"><text:span text:style-name="T5">Here is an incredible project using Raspberry Pi Zero’s with The Raspberry Pi Camera Module v2 that take photos and timelapse of penguin colonies along the Antarctic Peninsula.</text:span></text:p>
        </text:list-item>
        <text:list-item>
          <text:p text:style-name="P12"><text:span text:style-name="T5">All you have to do is go to the Penguin Watch website and a random image of a penguin colony is displayed, and you then label and click on the adults, chicks, the eggs and other animals.</text:span></text:p>
        </text:list-item>
        <text:list-item>
          <text:p text:style-name="P12">“By counting the birds in their colonies, users help penguinologists measure changes in the birds’ behaviour and habitat, and in the larger ecosystem, thus assisting in their conservation.”</text:p>
        </text:list-item>
        <text:list-item>
          <text:p text:style-name="P12"><text:span text:style-name="T5">This can also help scientists understand how the penguins are being affected by climate change and the potential impacts of local fisheries.</text:span></text:p>
        </text:list-item>
        <text:list-item>
          <text:p text:style-name="P12"><text:span text:style-name="T5">It’s fun and easy :-D <text:s/>I created an account, and have already counted several hundred penguins on multiple images.</text:span></text:p>
        </text:list-item>
      </text:list>
      <text:p text:style-name="Standard"/>
      <text:p text:style-name="Standard"><text:span text:style-name="T12">Homekit Pi </text:span></text:p>
      <text:p text:style-name="Standard"><text:a xlink:type="simple" xlink:href="https://www.notebookcheck.net/HKCam-A-Raspberry-Pi-powered-and-open-source-HomeKit-security-camera-that-costs-under-US-20.422731.0.html" text:style-name="ListLabel_20_102" text:visited-style-name="ListLabel_20_102"><text:span text:style-name="T17">https://www.notebookcheck.net/HKCam-A-Raspberry-Pi-powered-and-open-source-HomeKit-security-camera-that-costs-under-US-20.422731.0.html</text:span></text:a></text:p>
      <text:list xml:id="list1271784266" text:style-name="WWNum6">
        <text:list-item>
          <text:p text:style-name="P13"><text:soft-page-break/><text:span text:style-name="T13">We need more people doing this stuff.</text:span></text:p>
        </text:list-item>
        <text:list-item>
          <text:p text:style-name="P13"><text:span text:style-name="T13">Not just coming up with interesting and useful ways to put a Pi to use, but people with the ability and capacity to produce the enclosures which turn a simple DIY project into something awesome.</text:span></text:p>
        </text:list-item>
      </text:list>
      <text:p text:style-name="Standard"/>
      <text:p text:style-name="Standard"><text:span text:style-name="T9">PiBQ</text:span></text:p>
      <text:p text:style-name="Standard"><text:a xlink:type="simple" xlink:href="https://www.raspberrypi.org/blog/heatermeter-open-source-barbecue-controller/" text:style-name="ListLabel_20_102" text:visited-style-name="ListLabel_20_102"><text:span text:style-name="T17">https://www.raspberrypi.org/blog/heatermeter-open-source-barbecue-controller/</text:span></text:a></text:p>
      <text:p text:style-name="Standard"><text:a xlink:type="simple" xlink:href="https://store.heatermeter.com/" text:style-name="ListLabel_20_102" text:visited-style-name="ListLabel_20_102"><text:span text:style-name="T17">https://store.heatermeter.com/</text:span></text:a></text:p>
      <text:list xml:id="list1239720038" text:style-name="WWNum7">
        <text:list-item>
          <text:p text:style-name="P14"><text:span text:style-name="T9">Since we were having a </text:span><text:span text:style-name="T9"><office:annotation office:name="__Annotation__202_1047227456"><dc:creator>Jordan Cwang</dc:creator><dc:date>2019-06-04T18:47:22</dc:date><text:p><text:span text:style-name="T22">Sounds like I missed out on getting into the thicc of things</text:span></text:p></office:annotation></text:span><text:span text:style-name="T9">BB</text:span><text:span text:style-name="T11">W</text:span><text:span text:style-name="T9">Q-off</text:span><office:annotation-end office:name="__Annotation__202_1047227456"/><text:span text:style-name="T9"> of sorts last Friday. </text:span></text:p>
        </text:list-item>
        <text:list-item>
          <text:p text:style-name="P14"><text:span text:style-name="T9">Ever spend the weekend knee-deep in marinade?</text:span></text:p>
        </text:list-item>
        <text:list-item>
          <text:p text:style-name="P14"><text:span text:style-name="T9">Yeah, don’t get kidnapped by cannibals, kids. </text:span></text:p>
        </text:list-item>
        <text:list-item>
          <text:p text:style-name="P14"><text:span text:style-name="T9">Especially ones that posses HeaterMeter technology, a rather nifty open-source controller for your barbecue, built around a Raspberry Pi.</text:span></text:p>
        </text:list-item>
        <text:list-item>
          <text:p text:style-name="P14"><text:span text:style-name="T9">And unlike Machete, heaterMeter texts. </text:span></text:p>
        </text:list-item>
      </text:list>
      <text:p text:style-name="Standard"><draw:rect text:anchor-type="as-char" style:rel-width="100%" draw:z-index="7" draw:style-name="gr1" draw:text-style-name="P19" svg:width="0.0012in" svg:height="0.0213in"><text:p/></draw:rect></text:p>
      <text:p text:style-name="Standard">Feedback</text:p>
      <text:p text:style-name="Standard"/>
      <text:p text:style-name="Standard">NVIDIa woes</text:p>
      <text:p text:style-name="Standard"><text:a xlink:type="simple" xlink:href="https://linuxgamecast.com/bradley/?VtZswXZ" text:style-name="ListLabel_20_102" text:visited-style-name="ListLabel_20_102"><text:span text:style-name="T17">https://linuxgamecast.com/bradley/?</text:span></text:a><text:span text:style-name="T17"><office:annotation office:name="__Annotation__223_1047227456"><dc:creator>Katana Steel</dc:creator><dc:date>2019-06-05T05:58:17</dc:date><text:p><text:span text:style-name="T22">_Re-opened_</text:span></text:p></office:annotation></text:span><text:span text:style-name="T17"><office:annotation office:name="__Annotation__221_1047227456"><dc:creator>Katana Steel</dc:creator><dc:date>2019-06-05T05:57:55</dc:date><text:p><text:span text:style-name="T22">_Marked as resolved_</text:span></text:p></office:annotation></text:span><text:span text:style-name="T17"><office:annotation office:name="__Annotation__219_1047227456"><dc:creator>Katana Steel</dc:creator><dc:date>2019-06-05T05:54:44</dc:date><text:p><text:span text:style-name="T22">Only weird thing I've had with the nvidia driver was switching between the manually installed one from the website and my distro's installer...</text:span></text:p></office:annotation></text:span><text:a xlink:type="simple" xlink:href="https://linuxgamecast.com/bradley/?VtZswXZ" text:style-name="ListLabel_20_102" text:visited-style-name="ListLabel_20_102"><text:span text:style-name="T17">VtZswXZ</text:span></text:a><office:annotation-end office:name="__Annotation__219_1047227456"/><office:annotation-end office:name="__Annotation__221_1047227456"/><office:annotation-end office:name="__Annotation__223_1047227456"/></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style style:name="ListLabel_20_102" style:display-name="ListLabel 10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41" meta:word-count="1708" meta:character-count="10673" meta:non-whitespace-character-count="9134"/>
    <meta:generator>LibreOfficeDev/6.0.5.2$Linux_X86_64 LibreOffice_project/</meta:generator>
  </office:meta>
</office:document-meta>
</file>